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665872827" calcext:value-type="float">
            <text:p>99,67</text:p>
          </table:table-cell>
          <table:table-cell table:style-name="ce3" table:formula="of:=100 - SUM([.A2:.B2])" office:value-type="float" office:value="0.333412717300007" calcext:value-type="float">
            <text:p>0,33</text:p>
          </table:table-cell>
          <table:table-cell/>
          <table:table-cell table:style-name="ce4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0.0116708278656" calcext:value-type="float">
            <text:p>0,0116708279</text:p>
          </table:table-cell>
          <table:table-cell office:value-type="float" office:value="20.875120163" calcext:value-type="float">
            <text:p>20,87512016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3:.B3])" office:value-type="float" office:value="0.3254743193" calcext:value-type="float">
            <text:p>0,33</text:p>
          </table:table-cell>
          <table:table-cell/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25229358673" calcext:value-type="float">
            <text:p>0,0125229359</text:p>
          </table:table-cell>
          <table:table-cell office:value-type="float" office:value="20.6213738918" calcext:value-type="float">
            <text:p>20,621373891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174168453" calcext:value-type="float">
            <text:p>99,82</text:p>
          </table:table-cell>
          <table:table-cell table:style-name="ce3" table:formula="of:=100 - SUM([.A4:.B4])" office:value-type="float" office:value="0.182583154699998" calcext:value-type="float">
            <text:p>0,18</text:p>
          </table:table-cell>
          <table:table-cell/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0.0117201805115" calcext:value-type="float">
            <text:p>0,0117201805</text:p>
          </table:table-cell>
          <table:table-cell office:value-type="float" office:value="20.6539270878" calcext:value-type="float">
            <text:p>20,653927087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5:.B5])" office:value-type="float" office:value="0.309597523199997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17359161377" calcext:value-type="float">
            <text:p>0,0117359161</text:p>
          </table:table-cell>
          <table:table-cell office:value-type="float" office:value="20.6397280693" calcext:value-type="float">
            <text:p>20,639728069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189568945" calcext:value-type="float">
            <text:p>99,62</text:p>
          </table:table-cell>
          <table:table-cell table:style-name="ce3" table:formula="of:=100 - SUM([.A6:.B6])" office:value-type="float" office:value="0.381043105499998" calcext:value-type="float">
            <text:p>0,38</text:p>
          </table:table-cell>
          <table:table-cell/>
          <table:table-cell table:style-name="ce4" table:formula="of:=[.E22]+[.H22]" office:value-type="float" office:value="12549" calcext:value-type="float">
            <text:p>12549</text:p>
          </table:table-cell>
          <table:table-cell table:formula="of:=12597-[.E6]" office:value-type="float" office:value="48" calcext:value-type="float">
            <text:p>48</text:p>
          </table:table-cell>
          <table:table-cell office:value-type="float" office:value="0.011666059494" calcext:value-type="float">
            <text:p>0,0116660595</text:p>
          </table:table-cell>
          <table:table-cell office:value-type="float" office:value="20.650370121" calcext:value-type="float">
            <text:p>20,6503701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5475113122" calcext:value-type="float">
            <text:p>99,55</text:p>
          </table:table-cell>
          <table:table-cell table:style-name="ce3" table:formula="of:=100 - SUM([.A7:.B7])" office:value-type="float" office:value="0.452488687799999" calcext:value-type="float">
            <text:p>0,45</text:p>
          </table:table-cell>
          <table:table-cell/>
          <table:table-cell table:style-name="ce4" table:formula="of:=[.E23]+[.H23]" office:value-type="float" office:value="12540" calcext:value-type="float">
            <text:p>12540</text:p>
          </table:table-cell>
          <table:table-cell table:formula="of:=12597-[.E7]" office:value-type="float" office:value="57" calcext:value-type="float">
            <text:p>57</text:p>
          </table:table-cell>
          <table:table-cell office:value-type="float" office:value="0.011910200119" calcext:value-type="float">
            <text:p>0,0119102001</text:p>
          </table:table-cell>
          <table:table-cell office:value-type="float" office:value="20.6358480453" calcext:value-type="float">
            <text:p>20,63584804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8:.B8])" office:value-type="float" office:value="0.293720727199997" calcext:value-type="float">
            <text:p>0,29</text:p>
          </table:table-cell>
          <table:table-cell/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18708610535" calcext:value-type="float">
            <text:p>0,0118708611</text:p>
          </table:table-cell>
          <table:table-cell office:value-type="float" office:value="20.6656880379" calcext:value-type="float">
            <text:p>20,665688037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/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29580497742" calcext:value-type="float">
            <text:p>0,0129580498</text:p>
          </table:table-cell>
          <table:table-cell office:value-type="float" office:value="20.6362419128" calcext:value-type="float">
            <text:p>20,63624191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0:.B10])" office:value-type="float" office:value="0.341324019699996" calcext:value-type="float">
            <text:p>0,34</text:p>
          </table:table-cell>
          <table:table-cell/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0.0117268562317" calcext:value-type="float">
            <text:p>0,0117268562</text:p>
          </table:table-cell>
          <table:table-cell office:value-type="float" office:value="20.6153559685" calcext:value-type="float">
            <text:p>20,615355968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16641521454" calcext:value-type="float">
            <text:p>0,0116641521</text:p>
          </table:table-cell>
          <table:table-cell office:value-type="float" office:value="20.6032099724" calcext:value-type="float">
            <text:p>20,60320997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50231528" calcext:value-type="float">
            <text:p>99,6785023153</text:p>
          </table:table-cell>
          <table:table-cell table:formula="of:=AVERAGE([.C2:.C11])" office:value-type="float" office:value="0.321497684719999" calcext:value-type="float">
            <text:p>0,3214976847</text:p>
          </table:table-cell>
          <table:table-cell/>
          <table:table-cell table:formula="of:=AVERAGE([.E2:.E11])" office:value-type="float" office:value="12556.5" calcext:value-type="float">
            <text:p>12556,5</text:p>
          </table:table-cell>
          <table:table-cell table:formula="of:=AVERAGE([.F2:.F11])" office:value-type="float" office:value="40.5" calcext:value-type="float">
            <text:p>40,5</text:p>
          </table:table-cell>
          <table:table-cell table:formula="of:=SUM([.G2:.G11])/10" office:value-type="float" office:value="0.01194460391999" calcext:value-type="float">
            <text:p>0,0119446039</text:p>
          </table:table-cell>
          <table:table-cell table:formula="of:=SUM([.H2:.H11])/10" office:value-type="float" office:value="20.65968632698" calcext:value-type="float">
            <text:p>20,659686327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2.9" calcext:value-type="float">
            <text:p>5842,9</text:p>
          </table:table-cell>
          <table:table-cell table:formula="of:=AVERAGE([.G18:.G27])" office:value-type="float" office:value="19.8" calcext:value-type="float">
            <text:p>19,8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7" calcext:value-type="float">
            <text:p>20,7</text:p>
          </table:table-cell>
          <table:table-cell table:formula="of:=AVERAGE([.H18:.H27])" office:value-type="float" office:value="6713.6" calcext:value-type="float">
            <text:p>6713,6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9" calcext:value-type="float">
            <text:p>5842,9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731" calcext:value-type="float">
            <text:p>67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7" calcext:value-type="float">
            <text:p>66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8" calcext:value-type="float">
            <text:p>19,8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12597-SUM([.E23:.G23])" office:value-type="float" office:value="6717" calcext:value-type="float">
            <text:p>67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08" calcext:value-type="float">
            <text:p>67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8" calcext:value-type="float">
            <text:p>66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84948797333" calcext:value-type="float">
            <text:p>0,9967849488</text:p>
          </table:table-cell>
          <table:table-cell table:number-columns-repeated="2"/>
          <table:table-cell table:formula="of:=SUM([.E18:.E27])/10" office:value-type="float" office:value="5842.9" calcext:value-type="float">
            <text:p>5842,9</text:p>
          </table:table-cell>
          <table:table-cell table:formula="of:=SUM([.F18:.F27])/10" office:value-type="float" office:value="20.7" calcext:value-type="float">
            <text:p>20,7</text:p>
          </table:table-cell>
          <table:table-cell table:formula="of:=SUM([.G18:.G27])/10" office:value-type="float" office:value="19.8" calcext:value-type="float">
            <text:p>19,8</text:p>
          </table:table-cell>
          <table:table-cell table:formula="of:=SUM([.H18:.H27])/10" office:value-type="float" office:value="6713.6" calcext:value-type="float">
            <text:p>6713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150512026673" calcext:value-type="float">
            <text:p>0,0032150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22716495812" calcext:value-type="float">
            <text:p>0,996622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39:19.696285919</meta:creation-date>
    <dc:date>2018-01-18T15:41:45.498360682</dc:date>
    <meta:editing-duration>PT2M27S</meta:editing-duration>
    <meta:editing-cycles>1</meta:editing-cycles>
    <meta:generator>LibreOffice/5.1.6.2$Linux_X86_64 LibreOffice_project/10m0$Build-2</meta:generator>
    <meta:document-statistic meta:table-count="1" meta:cell-count="165" meta:object-count="0"/>
  </office:meta>
</office:document-meta>
</file>